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207.1pt"/>
    </style:style>
    <style:style style:name="co3" style:family="table-column">
      <style:table-column-properties fo:break-before="auto" style:column-width="186.24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504.3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93.66pt"/>
    </style:style>
    <style:style style:name="co10" style:family="table-column">
      <style:table-column-properties fo:break-before="auto" style:column-width="158.4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ku_Persediaan_Barang_Habis_Pakai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KPD</text:p>
          </table:table-cell>
          <table:table-cell office:value-type="string" calcext:value-type="string">
            <text:p>BLUD RUMAH SAKIT UMUM DAERAHA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Bahan Obat-ObatanAN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vinsi</text:p>
          </table:table-cell>
          <table:table-cell office:value-type="string" calcext:value-type="string">
            <text:p>Kabupaten</text:p>
          </table:table-cell>
          <table:table-cell office:value-type="string" calcext:value-type="string">
            <text:p>SKPD</text:p>
          </table:table-cell>
          <table:table-cell office:value-type="string" calcext:value-type="string">
            <text:p>Jenis Bara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Total Saldo Barang</text:p>
          </table:table-cell>
          <table:table-cell office:value-type="string" calcext:value-type="string">
            <text:p>Total Harga</text:p>
          </table:table-cell>
        </table:table-row>
        <table:table-row table:style-name="ro1">
          <table:table-cell office:value-type="string" calcext:value-type="string">
            <text:p>Buku Persediaan Barang Habis Pak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" calcext:value-type="float">
            <text:p>1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AMINEFRON</text:p>
          </table:table-cell>
          <table:table-cell office:value-type="string" calcext:value-type="string">
            <text:p>Table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5.7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" calcext:value-type="float">
            <text:p>2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APIALYS DROP 2</text:p>
          </table:table-cell>
          <table:table-cell office:value-type="string" calcext:value-type="string">
            <text:p>Boto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652.9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" calcext:value-type="float">
            <text:p>3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ASAM TRANEKSAMAT INJ 500 MG/5 ML</text:p>
          </table:table-cell>
          <table:table-cell office:value-type="string" calcext:value-type="string">
            <text:p>Ampul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2.869.0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" calcext:value-type="float">
            <text:p>4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ASPILET CHEWABLE</text:p>
          </table:table-cell>
          <table:table-cell office:value-type="string" calcext:value-type="string">
            <text:p>Tablet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3.17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" calcext:value-type="float">
            <text:p>5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ASTA PLUS TAB</text:p>
          </table:table-cell>
          <table:table-cell office:value-type="string" calcext:value-type="string">
            <text:p>Tablet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4.20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" calcext:value-type="float">
            <text:p>6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Acyclovir 5% Crea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41.58" calcext:value-type="float">
            <text:p>41.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" calcext:value-type="float">
            <text:p>7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Aerrane (RSUD)</text:p>
          </table:table-cell>
          <table:table-cell office:value-type="string" calcext:value-type="string">
            <text:p>Bot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69.6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" calcext:value-type="float">
            <text:p>8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Albuman infus 20 % 100 ml</text:p>
          </table:table-cell>
          <table:table-cell office:value-type="string" calcext:value-type="string">
            <text:p>Bot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0.4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" calcext:value-type="float">
            <text:p>9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5400" calcext:value-type="float">
            <text:p>540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Allopurinol tab 300 mg</text:p>
          </table:table-cell>
          <table:table-cell office:value-type="string" calcext:value-type="string">
            <text:p>Tablet</text:p>
          </table:table-cell>
          <table:table-cell office:value-type="float" office:value="3500" calcext:value-type="float">
            <text:p>350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.208.2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Ambroxol tab 30 mg</text:p>
          </table:table-cell>
          <table:table-cell office:value-type="string" calcext:value-type="string">
            <text:p>Tablet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1.0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" calcext:value-type="float">
            <text:p>1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minofillin inj 24 mg/ml</text:p>
          </table:table-cell>
          <table:table-cell office:value-type="string" calcext:value-type="string">
            <text:p>ampu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.305.0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" calcext:value-type="float">
            <text:p>14</text:p>
          </table:table-cell>
          <table:table-cell office:value-type="float" office:value="13329" calcext:value-type="float">
            <text:p>13329</text:p>
          </table:table-cell>
          <table:table-cell office:value-type="string" calcext:value-type="string">
            <text:p>Amiodarone IV Generik</text:p>
          </table:table-cell>
          <table:table-cell office:value-type="string" calcext:value-type="string">
            <text:p>Ampul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7.769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" calcext:value-type="float">
            <text:p>15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mitriptilin tablet 25 mg</text:p>
          </table:table-cell>
          <table:table-cell office:value-type="string" calcext:value-type="string">
            <text:p>Tablet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1.109.8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" calcext:value-type="float">
            <text:p>1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11070" calcext:value-type="float">
            <text:p>11070</text:p>
          </table:table-cell>
          <table:table-cell office:value-type="string" calcext:value-type="string">
            <text:p>1.420.5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" calcext:value-type="float">
            <text:p>17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Amlodipin 5 mg</text:p>
          </table:table-cell>
          <table:table-cell office:value-type="string" calcext:value-type="string">
            <text:p>Tablet</text:p>
          </table:table-cell>
          <table:table-cell office:value-type="float" office:value="17900" calcext:value-type="float">
            <text:p>17900</text:p>
          </table:table-cell>
          <table:table-cell office:value-type="string" calcext:value-type="string">
            <text:p>1.360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" calcext:value-type="float">
            <text:p>18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Amoksisilin + Asam Klavulanat 625 mg/Co-amoxiclav</text:p>
          </table:table-cell>
          <table:table-cell office:value-type="string" calcext:value-type="string">
            <text:p>Kapsul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22.825.4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" calcext:value-type="float">
            <text:p>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moksisilin Kapsul 250 mg</text:p>
          </table:table-cell>
          <table:table-cell office:value-type="string" calcext:value-type="string">
            <text:p>Kapsul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" calcext:value-type="float">
            <text:p>20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2.040.4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" calcext:value-type="float">
            <text:p>21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mpisilin serbuk injeksi 1.000 mg</text:p>
          </table:table-cell>
          <table:table-cell office:value-type="string" calcext:value-type="string">
            <text:p>Vial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15.298.8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" calcext:value-type="float">
            <text:p>22</text:p>
          </table:table-cell>
          <table:table-cell office:value-type="float" office:value="11240" calcext:value-type="float">
            <text:p>11240</text:p>
          </table:table-cell>
          <table:table-cell office:value-type="string" calcext:value-type="string">
            <text:p>Antalgin Inj 500 mg</text:p>
          </table:table-cell>
          <table:table-cell office:value-type="string" calcext:value-type="string">
            <text:p>Ampul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23.323.4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" calcext:value-type="float">
            <text:p>2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Antasida DOEN Suspensi komb. Aluminium Hidroksida 200 mg/5 ml + Magnesium Hidroksida 200 mg/5 ml</text:p>
          </table:table-cell>
          <table:table-cell office:value-type="string" calcext:value-type="string">
            <text:p>Botol</text:p>
          </table:table-cell>
          <table:table-cell office:value-type="float" office:value="49" calcext:value-type="float">
            <text:p>49</text:p>
          </table:table-cell>
          <table:table-cell office:value-type="float" office:value="511.756" calcext:value-type="float">
            <text:p>511.7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" calcext:value-type="float">
            <text:p>24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ntasida DOEN Tablet Kunyah komb. Aluminium Hidroksida 200 mg + Magnesium Hidroksida 200 mg</text:p>
          </table:table-cell>
          <table:table-cell office:value-type="string" calcext:value-type="string">
            <text:p>Tablet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1.38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" calcext:value-type="float">
            <text:p>2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Antihemoroid komb : bismut subgalat 150 mg + heksaklorofen 2,5 mg + lidokain 10 mg + Seng Oksida 120 mg</text:p>
          </table:table-cell>
          <table:table-cell office:value-type="string" calcext:value-type="string">
            <text:p>Suppo</text:p>
          </table:table-cell>
          <table:table-cell office:value-type="float" office:value="245" calcext:value-type="float">
            <text:p>245</text:p>
          </table:table-cell>
          <table:table-cell office:value-type="float" office:value="827.11" calcext:value-type="float">
            <text:p>827.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" calcext:value-type="float">
            <text:p>2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sam Mefenamat 500 mg</text:p>
          </table:table-cell>
          <table:table-cell office:value-type="string" calcext:value-type="string">
            <text:p>Kapsul</text:p>
          </table:table-cell>
          <table:table-cell office:value-type="float" office:value="3900" calcext:value-type="float">
            <text:p>3900</text:p>
          </table:table-cell>
          <table:table-cell office:value-type="float" office:value="401.7" calcext:value-type="float">
            <text:p>401.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" calcext:value-type="float">
            <text:p>2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405" calcext:value-type="float">
            <text:p>405</text:p>
          </table:table-cell>
          <table:table-cell office:value-type="float" office:value="722.115" calcext:value-type="float">
            <text:p>722.1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" calcext:value-type="float">
            <text:p>2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sam Traneksamat inj 50 mg/ml (250 mg/5 ml) / Kalnex Inj</text:p>
          </table:table-cell>
          <table:table-cell office:value-type="string" calcext:value-type="string">
            <text:p>Ampu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.079.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" calcext:value-type="float">
            <text:p>29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0.723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" calcext:value-type="float">
            <text:p>3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siklovir 200 mg</text:p>
          </table:table-cell>
          <table:table-cell office:value-type="string" calcext:value-type="string">
            <text:p>Tablet</text:p>
          </table:table-cell>
          <table:table-cell office:value-type="float" office:value="880" calcext:value-type="float">
            <text:p>880</text:p>
          </table:table-cell>
          <table:table-cell office:value-type="float" office:value="238.48" calcext:value-type="float">
            <text:p>238.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" calcext:value-type="float">
            <text:p>3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siklovir 400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56.862" calcext:value-type="float">
            <text:p>56.8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" calcext:value-type="float">
            <text:p>32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Asta plus</text:p>
          </table:table-cell>
          <table:table-cell office:value-type="string" calcext:value-type="string">
            <text:p>Kapsu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.01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" calcext:value-type="float">
            <text:p>33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Atrocox 7,5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" calcext:value-type="float">
            <text:p>34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Atropin inj 0,25 mg/ml</text:p>
          </table:table-cell>
          <table:table-cell office:value-type="string" calcext:value-type="string">
            <text:p>Ampul</text:p>
          </table:table-cell>
          <table:table-cell office:value-type="float" office:value="453" calcext:value-type="float">
            <text:p>453</text:p>
          </table:table-cell>
          <table:table-cell office:value-type="float" office:value="572.139" calcext:value-type="float">
            <text:p>572.1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" calcext:value-type="float">
            <text:p>35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BAQUINOR ED</text:p>
          </table:table-cell>
          <table:table-cell office:value-type="string" calcext:value-type="string">
            <text:p>Boto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8.015.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" calcext:value-type="float">
            <text:p>36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BEROTEC INHALER</text:p>
          </table:table-cell>
          <table:table-cell office:value-type="string" calcext:value-type="string">
            <text:p>ampu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.069.4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" calcext:value-type="float">
            <text:p>37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10.540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" calcext:value-type="float">
            <text:p>38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BETASON N CREAM</text:p>
          </table:table-cell>
          <table:table-cell office:value-type="string" calcext:value-type="string">
            <text:p>Tube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.695.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" calcext:value-type="float">
            <text:p>39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BIOCAL 95 TAB</text:p>
          </table:table-cell>
          <table:table-cell office:value-type="string" calcext:value-type="string">
            <text:p>Tablet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15.598.2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" calcext:value-type="float">
            <text:p>40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Batugin Elixir 120 Ml</text:p>
          </table:table-cell>
          <table:table-cell office:value-type="string" calcext:value-type="string">
            <text:p>Boto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.866.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" calcext:value-type="float">
            <text:p>4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edak Salisil Serbuk 2 %</text:p>
          </table:table-cell>
          <table:table-cell office:value-type="string" calcext:value-type="string">
            <text:p>Bungkus</text:p>
          </table:table-cell>
          <table:table-cell office:value-type="float" office:value="19" calcext:value-type="float">
            <text:p>19</text:p>
          </table:table-cell>
          <table:table-cell office:value-type="float" office:value="114.007" calcext:value-type="float">
            <text:p>114.0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etahistin Mesilat 6 mg</text:p>
          </table:table-cell>
          <table:table-cell office:value-type="string" calcext:value-type="string">
            <text:p>Tablet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1.064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3" calcext:value-type="float">
            <text:p>4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etametason Krim 0,1 % / Skizon krim 0,5mg/g</text:p>
          </table:table-cell>
          <table:table-cell office:value-type="string" calcext:value-type="string">
            <text:p>Tube</text:p>
          </table:table-cell>
          <table:table-cell office:value-type="float" office:value="50" calcext:value-type="float">
            <text:p>50</text:p>
          </table:table-cell>
          <table:table-cell office:value-type="float" office:value="656.9" calcext:value-type="float">
            <text:p>656.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4" calcext:value-type="float">
            <text:p>44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Biosanbe (RSUD)</text:p>
          </table:table-cell>
          <table:table-cell office:value-type="string" calcext:value-type="string">
            <text:p>Kapsul</text:p>
          </table:table-cell>
          <table:table-cell office:value-type="float" office:value="4" calcext:value-type="float">
            <text:p>4</text:p>
          </table:table-cell>
          <table:table-cell office:value-type="float" office:value="6.589" calcext:value-type="float">
            <text:p>6.5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5" calcext:value-type="float">
            <text:p>4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isakodil suppositoria 10 mg (Dulcolax/Stolax)</text:p>
          </table:table-cell>
          <table:table-cell office:value-type="string" calcext:value-type="string">
            <text:p>Suppo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6.848.2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6" calcext:value-type="float">
            <text:p>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isoprolol 5 mg</text:p>
          </table:table-cell>
          <table:table-cell office:value-type="string" calcext:value-type="string">
            <text:p>Tablet</text:p>
          </table:table-cell>
          <table:table-cell office:value-type="float" office:value="480" calcext:value-type="float">
            <text:p>480</text:p>
          </table:table-cell>
          <table:table-cell office:value-type="float" office:value="118.56" calcext:value-type="float">
            <text:p>118.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" calcext:value-type="float">
            <text:p>47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CANDESARTAN TAB 8 MG</text:p>
          </table:table-cell>
          <table:table-cell office:value-type="string" calcext:value-type="string">
            <text:p>Tablet</text:p>
          </table:table-cell>
          <table:table-cell office:value-type="float" office:value="12240" calcext:value-type="float">
            <text:p>12240</text:p>
          </table:table-cell>
          <table:table-cell office:value-type="string" calcext:value-type="string">
            <text:p>7.373.1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8" calcext:value-type="float">
            <text:p>48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CATAPRES 150 MG</text:p>
          </table:table-cell>
          <table:table-cell office:value-type="string" calcext:value-type="string">
            <text:p>Ampul</text:p>
          </table:table-cell>
          <table:table-cell office:value-type="float" office:value="25" calcext:value-type="float">
            <text:p>25</text:p>
          </table:table-cell>
          <table:table-cell office:value-type="float" office:value="847.5" calcext:value-type="float">
            <text:p>847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" calcext:value-type="float">
            <text:p>49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3.796.6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" calcext:value-type="float">
            <text:p>5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CEFIXIME 100MG</text:p>
          </table:table-cell>
          <table:table-cell office:value-type="string" calcext:value-type="string">
            <text:p>Kapsul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5.739.8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" calcext:value-type="float">
            <text:p>51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7.288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" calcext:value-type="float">
            <text:p>52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10.906.2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" calcext:value-type="float">
            <text:p>53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62.814.0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" calcext:value-type="float">
            <text:p>54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CEFTAZIDIME INJ</text:p>
          </table:table-cell>
          <table:table-cell office:value-type="string" calcext:value-type="string">
            <text:p>Vi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5.322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" calcext:value-type="float">
            <text:p>55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CENDO ASTHENOF 5ML</text:p>
          </table:table-cell>
          <table:table-cell office:value-type="string" calcext:value-type="string">
            <text:p>Botol</text:p>
          </table:table-cell>
          <table:table-cell office:value-type="float" office:value="32" calcext:value-type="float">
            <text:p>32</text:p>
          </table:table-cell>
          <table:table-cell office:value-type="float" office:value="739.2" calcext:value-type="float">
            <text:p>739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" calcext:value-type="float">
            <text:p>56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CENDO LYTEERS 15ML</text:p>
          </table:table-cell>
          <table:table-cell office:value-type="string" calcext:value-type="string">
            <text:p>Botol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6.657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" calcext:value-type="float">
            <text:p>57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11" calcext:value-type="float">
            <text:p>11</text:p>
          </table:table-cell>
          <table:table-cell office:value-type="float" office:value="324.135" calcext:value-type="float">
            <text:p>324.1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" calcext:value-type="float">
            <text:p>58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CENDO P-PRED 5ML</text:p>
          </table:table-cell>
          <table:table-cell office:value-type="string" calcext:value-type="string">
            <text:p>Boto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6.593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" calcext:value-type="float">
            <text:p>59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CENDO STATROL 5ML</text:p>
          </table:table-cell>
          <table:table-cell office:value-type="string" calcext:value-type="string">
            <text:p>Botol</text:p>
          </table:table-cell>
          <table:table-cell office:value-type="float" office:value="7" calcext:value-type="float">
            <text:p>7</text:p>
          </table:table-cell>
          <table:table-cell office:value-type="float" office:value="140.525" calcext:value-type="float">
            <text:p>140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" calcext:value-type="float">
            <text:p>60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CENDO TIMOL 0,5% 5ML</text:p>
          </table:table-cell>
          <table:table-cell office:value-type="string" calcext:value-type="string">
            <text:p>Boto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8.114.0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" calcext:value-type="float">
            <text:p>61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CENDO TOBROSON 0,6ML MINIDOSE</text:p>
          </table:table-cell>
          <table:table-cell office:value-type="string" calcext:value-type="string">
            <text:p>Bot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9.761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" calcext:value-type="float">
            <text:p>62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033.7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" calcext:value-type="float">
            <text:p>63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CENDO VITROLENTA 5ML</text:p>
          </table:table-cell>
          <table:table-cell office:value-type="string" calcext:value-type="string">
            <text:p>Boto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5.367.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" calcext:value-type="float">
            <text:p>64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CENDO XITROL 5ML</text:p>
          </table:table-cell>
          <table:table-cell office:value-type="string" calcext:value-type="string">
            <text:p>Boto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.187.6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" calcext:value-type="float">
            <text:p>65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CENDO XITROL EO 3,5 GR</text:p>
          </table:table-cell>
          <table:table-cell office:value-type="string" calcext:value-type="string">
            <text:p>Boto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696.8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" calcext:value-type="float">
            <text:p>66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9420" calcext:value-type="float">
            <text:p>9420</text:p>
          </table:table-cell>
          <table:table-cell office:value-type="string" calcext:value-type="string">
            <text:p>66.908.2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" calcext:value-type="float">
            <text:p>67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CLOBAZAM TAB 10 mg</text:p>
          </table:table-cell>
          <table:table-cell office:value-type="string" calcext:value-type="string">
            <text:p>Tablet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3.060.7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" calcext:value-type="float">
            <text:p>68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COMBIVENT NEBU</text:p>
          </table:table-cell>
          <table:table-cell office:value-type="string" calcext:value-type="string">
            <text:p>ampul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22.340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9" calcext:value-type="float">
            <text:p>69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Calcium Gluconas inj</text:p>
          </table:table-cell>
          <table:table-cell office:value-type="string" calcext:value-type="string">
            <text:p>Ampul</text:p>
          </table:table-cell>
          <table:table-cell office:value-type="float" office:value="34" calcext:value-type="float">
            <text:p>34</text:p>
          </table:table-cell>
          <table:table-cell office:value-type="float" office:value="351.934" calcext:value-type="float">
            <text:p>351.9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0" calcext:value-type="float">
            <text:p>70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Candersartan 16mg tab (RSUD)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828.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" calcext:value-type="float">
            <text:p>71</text:p>
          </table:table-cell>
          <table:table-cell office:value-type="float" office:value="13494" calcext:value-type="float">
            <text:p>13494</text:p>
          </table:table-cell>
          <table:table-cell office:value-type="string" calcext:value-type="string">
            <text:p>Candesartan Tab 16 mg</text:p>
          </table:table-cell>
          <table:table-cell office:value-type="string" calcext:value-type="string">
            <text:p>Tablet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2.323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" calcext:value-type="float">
            <text:p>72</text:p>
          </table:table-cell>
          <table:table-cell office:value-type="float" office:value="8191" calcext:value-type="float">
            <text:p>8191</text:p>
          </table:table-cell>
          <table:table-cell office:value-type="string" calcext:value-type="string">
            <text:p>Cefadroxil 250mg SYR</text:p>
          </table:table-cell>
          <table:table-cell office:value-type="string" calcext:value-type="string">
            <text:p>Botol</text:p>
          </table:table-cell>
          <table:table-cell office:value-type="float" office:value="62" calcext:value-type="float">
            <text:p>62</text:p>
          </table:table-cell>
          <table:table-cell office:value-type="float" office:value="516.562" calcext:value-type="float">
            <text:p>516.5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3" calcext:value-type="float">
            <text:p>73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Cefoperazone Sulbactam 1 gr</text:p>
          </table:table-cell>
          <table:table-cell office:value-type="string" calcext:value-type="string">
            <text:p>Vial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9.836.0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4" calcext:value-type="float">
            <text:p>74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Cendo Efrisel 10% 5 ML</text:p>
          </table:table-cell>
          <table:table-cell office:value-type="string" calcext:value-type="string">
            <text:p>Botol</text:p>
          </table:table-cell>
          <table:table-cell office:value-type="float" office:value="42" calcext:value-type="float">
            <text:p>42</text:p>
          </table:table-cell>
          <table:table-cell office:value-type="float" office:value="704.55" calcext:value-type="float">
            <text:p>704.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" calcext:value-type="float">
            <text:p>75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Cendo Mydriatil 1%</text:p>
          </table:table-cell>
          <table:table-cell office:value-type="string" calcext:value-type="string">
            <text:p>Boto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640.9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6" calcext:value-type="float">
            <text:p>76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Cendo Tobroson</text:p>
          </table:table-cell>
          <table:table-cell office:value-type="string" calcext:value-type="string">
            <text:p>Boto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526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" calcext:value-type="float">
            <text:p>77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Cendo glaoplus 0,6 ml</text:p>
          </table:table-cell>
          <table:table-cell office:value-type="string" calcext:value-type="string">
            <text:p>stri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585.7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" calcext:value-type="float">
            <text:p>78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Cetadop Inj 200 mg</text:p>
          </table:table-cell>
          <table:table-cell office:value-type="string" calcext:value-type="string">
            <text:p>Ampul</text:p>
          </table:table-cell>
          <table:table-cell office:value-type="float" office:value="75" calcext:value-type="float">
            <text:p>75</text:p>
          </table:table-cell>
          <table:table-cell office:value-type="float" office:value="485.1" calcext:value-type="float">
            <text:p>485.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" calcext:value-type="float">
            <text:p>79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etirizine 10 mg</text:p>
          </table:table-cell>
          <table:table-cell office:value-type="string" calcext:value-type="string">
            <text:p>Kapsul</text:p>
          </table:table-cell>
          <table:table-cell office:value-type="float" office:value="17270" calcext:value-type="float">
            <text:p>17270</text:p>
          </table:table-cell>
          <table:table-cell office:value-type="string" calcext:value-type="string">
            <text:p>2.291.5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0" calcext:value-type="float">
            <text:p>8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etirizine syrup 5 mg/5 ml</text:p>
          </table:table-cell>
          <table:table-cell office:value-type="string" calcext:value-type="string">
            <text:p>Boto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3.258.2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" calcext:value-type="float">
            <text:p>81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Citicoline inj 250 mg/2 ml</text:p>
          </table:table-cell>
          <table:table-cell office:value-type="string" calcext:value-type="string">
            <text:p>Ampul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14.233.0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2" calcext:value-type="float">
            <text:p>82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Citicoline inj 500 mg/4 ml</text:p>
          </table:table-cell>
          <table:table-cell office:value-type="string" calcext:value-type="string">
            <text:p>ampul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15.927.5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3" calcext:value-type="float">
            <text:p>83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Clinmas Kaps 150 MG</text:p>
          </table:table-cell>
          <table:table-cell office:value-type="string" calcext:value-type="string">
            <text:p>Kapsul</text:p>
          </table:table-cell>
          <table:table-cell office:value-type="float" office:value="3" calcext:value-type="float">
            <text:p>3</text:p>
          </table:table-cell>
          <table:table-cell office:value-type="float" office:value="13.164" calcext:value-type="float">
            <text:p>13.1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4" calcext:value-type="float">
            <text:p>84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Conver 2 % 15 ML</text:p>
          </table:table-cell>
          <table:table-cell office:value-type="string" calcext:value-type="string">
            <text:p>Boto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57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5" calcext:value-type="float">
            <text:p>85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Curcuma Tablet</text:p>
          </table:table-cell>
          <table:table-cell office:value-type="string" calcext:value-type="string">
            <text:p>Tablet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11.652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6" calcext:value-type="float">
            <text:p>86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7.731.4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7" calcext:value-type="float">
            <text:p>87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D5 1/2 INFUS</text:p>
          </table:table-cell>
          <table:table-cell office:value-type="string" calcext:value-type="string">
            <text:p>Botol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7.998.5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8" calcext:value-type="float">
            <text:p>88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D5 1/4 INFUS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9" calcext:value-type="float">
            <text:p>89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D5% INFUS</text:p>
          </table:table-cell>
          <table:table-cell office:value-type="string" calcext:value-type="string">
            <text:p>Botol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8.641.6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0" calcext:value-type="float">
            <text:p>9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DOBUTAMIN GIULINI 50 ML</text:p>
          </table:table-cell>
          <table:table-cell office:value-type="string" calcext:value-type="string">
            <text:p>Ampu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4.200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1" calcext:value-type="float">
            <text:p>91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43.313.7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" calcext:value-type="float">
            <text:p>9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eksametason inj 5 mg/ml</text:p>
          </table:table-cell>
          <table:table-cell office:value-type="string" calcext:value-type="string">
            <text:p>Ampul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9.656.7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" calcext:value-type="float">
            <text:p>9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1.634.8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4" calcext:value-type="float">
            <text:p>94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13.609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5" calcext:value-type="float">
            <text:p>95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Diazepam inj 5 mg / ml</text:p>
          </table:table-cell>
          <table:table-cell office:value-type="string" calcext:value-type="string">
            <text:p>ampul</text:p>
          </table:table-cell>
          <table:table-cell office:value-type="float" office:value="67" calcext:value-type="float">
            <text:p>67</text:p>
          </table:table-cell>
          <table:table-cell office:value-type="float" office:value="128.171" calcext:value-type="float">
            <text:p>128.1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6" calcext:value-type="float">
            <text:p>96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Diazepam tablet 2 mg</text:p>
          </table:table-cell>
          <table:table-cell office:value-type="string" calcext:value-type="string">
            <text:p>Tablet</text:p>
          </table:table-cell>
          <table:table-cell office:value-type="float" office:value="3070" calcext:value-type="float">
            <text:p>3070</text:p>
          </table:table-cell>
          <table:table-cell office:value-type="float" office:value="377.61" calcext:value-type="float">
            <text:p>377.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7" calcext:value-type="float">
            <text:p>9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Difenhidramin inj 10 mg/ml</text:p>
          </table:table-cell>
          <table:table-cell office:value-type="string" calcext:value-type="string">
            <text:p>ampul</text:p>
          </table:table-cell>
          <table:table-cell office:value-type="float" office:value="7" calcext:value-type="float">
            <text:p>7</text:p>
          </table:table-cell>
          <table:table-cell office:value-type="float" office:value="13.048" calcext:value-type="float">
            <text:p>13.0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" calcext:value-type="float">
            <text:p>98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10547" calcext:value-type="float">
            <text:p>10547</text:p>
          </table:table-cell>
          <table:table-cell office:value-type="string" calcext:value-type="string">
            <text:p>1.107.2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9" calcext:value-type="float">
            <text:p>99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Diltiazem kaps SR 100 mg(Herbesser CD 100)</text:p>
          </table:table-cell>
          <table:table-cell office:value-type="string" calcext:value-type="string">
            <text:p>Kapsu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28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0" calcext:value-type="float">
            <text:p>100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Dipenhidramin Inj</text:p>
          </table:table-cell>
          <table:table-cell office:value-type="string" calcext:value-type="string">
            <text:p>ampul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7.222.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1" calcext:value-type="float">
            <text:p>101</text:p>
          </table:table-cell>
          <table:table-cell office:value-type="float" office:value="13341" calcext:value-type="float">
            <text:p>13341</text:p>
          </table:table-cell>
          <table:table-cell office:value-type="string" calcext:value-type="string">
            <text:p>Dolones Cream</text:p>
          </table:table-cell>
          <table:table-cell office:value-type="string" calcext:value-type="string">
            <text:p>Tube</text:p>
          </table:table-cell>
          <table:table-cell office:value-type="float" office:value="2" calcext:value-type="float">
            <text:p>2</text:p>
          </table:table-cell>
          <table:table-cell office:value-type="float" office:value="104.72" calcext:value-type="float">
            <text:p>104.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2" calcext:value-type="float">
            <text:p>102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6000" calcext:value-type="float">
            <text:p>600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3" calcext:value-type="float">
            <text:p>103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Domperidone Syr 60 ml</text:p>
          </table:table-cell>
          <table:table-cell office:value-type="string" calcext:value-type="string">
            <text:p>Boto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.457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4" calcext:value-type="float">
            <text:p>104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Domperindon suspensi 5 mg/5 ml</text:p>
          </table:table-cell>
          <table:table-cell office:value-type="string" calcext:value-type="string">
            <text:p>Botol</text:p>
          </table:table-cell>
          <table:table-cell office:value-type="float" office:value="31" calcext:value-type="float">
            <text:p>31</text:p>
          </table:table-cell>
          <table:table-cell office:value-type="float" office:value="313.72" calcext:value-type="float">
            <text:p>313.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5" calcext:value-type="float">
            <text:p>105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Dopamet Tab</text:p>
          </table:table-cell>
          <table:table-cell office:value-type="string" calcext:value-type="string">
            <text:p>Tablet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3.358.8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6" calcext:value-type="float">
            <text:p>106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Dopamin giulini 200 mg inj</text:p>
          </table:table-cell>
          <table:table-cell office:value-type="string" calcext:value-type="string">
            <text:p>Ampu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3.979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7" calcext:value-type="float">
            <text:p>107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Dulcolax 5 mg Tablet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.285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8" calcext:value-type="float">
            <text:p>108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FEDRIN INJ 50 MG/ML</text:p>
          </table:table-cell>
          <table:table-cell office:value-type="string" calcext:value-type="string">
            <text:p>Ampul</text:p>
          </table:table-cell>
          <table:table-cell office:value-type="float" office:value="61" calcext:value-type="float">
            <text:p>61</text:p>
          </table:table-cell>
          <table:table-cell office:value-type="float" office:value="670.329" calcext:value-type="float">
            <text:p>670.3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9" calcext:value-type="float">
            <text:p>109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14.585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0" calcext:value-type="float">
            <text:p>110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Etambutol 50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275.2" calcext:value-type="float">
            <text:p>275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1" calcext:value-type="float">
            <text:p>111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FENTANYL 0,05 MG/ML 2ML</text:p>
          </table:table-cell>
          <table:table-cell office:value-type="string" calcext:value-type="string">
            <text:p>Ampul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64.220.4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" calcext:value-type="float">
            <text:p>112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FG TROCHES TAB</text:p>
          </table:table-cell>
          <table:table-cell office:value-type="string" calcext:value-type="string">
            <text:p>Tablet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1.334.0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3" calcext:value-type="float">
            <text:p>113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6.451.5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4" calcext:value-type="float">
            <text:p>114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10.047.2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5" calcext:value-type="float">
            <text:p>115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Fasorbid Inj 10 ml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127.56" calcext:value-type="float">
            <text:p>127.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6" calcext:value-type="float">
            <text:p>11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Fenitoin Na 100 mg</text:p>
          </table:table-cell>
          <table:table-cell office:value-type="string" calcext:value-type="string">
            <text:p>Kapsu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.16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7" calcext:value-type="float">
            <text:p>11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Fenitoin Na injeksi 50 mg/ml</text:p>
          </table:table-cell>
          <table:table-cell office:value-type="string" calcext:value-type="string">
            <text:p>Ampul</text:p>
          </table:table-cell>
          <table:table-cell office:value-type="float" office:value="94" calcext:value-type="float">
            <text:p>94</text:p>
          </table:table-cell>
          <table:table-cell office:value-type="float" office:value="387.374" calcext:value-type="float">
            <text:p>387.3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8" calcext:value-type="float">
            <text:p>118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Fenobarbital tablet 30 mg</text:p>
          </table:table-cell>
          <table:table-cell office:value-type="string" calcext:value-type="string">
            <text:p>Tablet</text:p>
          </table:table-cell>
          <table:table-cell office:value-type="float" office:value="150" calcext:value-type="float">
            <text:p>150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9" calcext:value-type="float">
            <text:p>119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Fenofibrate Kaps 300 MG</text:p>
          </table:table-cell>
          <table:table-cell office:value-type="string" calcext:value-type="string">
            <text:p>Kapsul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3.755.9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Fitomenadion (Vitamin K) injeksi 2 mg/ml / Vitka Infant</text:p>
          </table:table-cell>
          <table:table-cell office:value-type="string" calcext:value-type="string">
            <text:p>ampul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2.557.9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1" calcext:value-type="float">
            <text:p>121</text:p>
          </table:table-cell>
          <table:table-cell office:value-type="float" office:value="12536" calcext:value-type="float">
            <text:p>12536</text:p>
          </table:table-cell>
          <table:table-cell office:value-type="string" calcext:value-type="string">
            <text:p>Folavit 1000 mcg tab</text:p>
          </table:table-cell>
          <table:table-cell office:value-type="string" calcext:value-type="string">
            <text:p>Tablet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3.594.8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2" calcext:value-type="float">
            <text:p>122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Folavit 400 MCG</text:p>
          </table:table-cell>
          <table:table-cell office:value-type="string" calcext:value-type="string">
            <text:p>Table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.033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3" calcext:value-type="float">
            <text:p>123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Folda Kap 2</text:p>
          </table:table-cell>
          <table:table-cell office:value-type="string" calcext:value-type="string">
            <text:p>kaplet</text:p>
          </table:table-cell>
          <table:table-cell office:value-type="float" office:value="210" calcext:value-type="float">
            <text:p>21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4" calcext:value-type="float">
            <text:p>124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Fortanest Inj 5 MG / 5 ML</text:p>
          </table:table-cell>
          <table:table-cell office:value-type="string" calcext:value-type="string">
            <text:p>Ampu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3.440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" calcext:value-type="float">
            <text:p>125</text:p>
          </table:table-cell>
          <table:table-cell office:value-type="float" office:value="13342" calcext:value-type="float">
            <text:p>13342</text:p>
          </table:table-cell>
          <table:table-cell office:value-type="string" calcext:value-type="string">
            <text:p>Fresofol 1% Mct/Lct</text:p>
          </table:table-cell>
          <table:table-cell office:value-type="string" calcext:value-type="string">
            <text:p>Ampul</text:p>
          </table:table-cell>
          <table:table-cell office:value-type="float" office:value="12" calcext:value-type="float">
            <text:p>12</text:p>
          </table:table-cell>
          <table:table-cell office:value-type="float" office:value="129.096" calcext:value-type="float">
            <text:p>129.0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6" calcext:value-type="float">
            <text:p>126</text:p>
          </table:table-cell>
          <table:table-cell office:value-type="float" office:value="7862" calcext:value-type="float">
            <text:p>7862</text:p>
          </table:table-cell>
          <table:table-cell office:value-type="string" calcext:value-type="string">
            <text:p>Furosemid inj</text:p>
          </table:table-cell>
          <table:table-cell office:value-type="string" calcext:value-type="string">
            <text:p>ampul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2.329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" calcext:value-type="float">
            <text:p>12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Furosemid inj 10 mg/ml</text:p>
          </table:table-cell>
          <table:table-cell office:value-type="string" calcext:value-type="string">
            <text:p>ampul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2.380.2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8" calcext:value-type="float">
            <text:p>12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urosemid tablet 40 mg</text:p>
          </table:table-cell>
          <table:table-cell office:value-type="string" calcext:value-type="string">
            <text:p>Tablet</text:p>
          </table:table-cell>
          <table:table-cell office:value-type="float" office:value="7800" calcext:value-type="float">
            <text:p>7800</text:p>
          </table:table-cell>
          <table:table-cell office:value-type="float" office:value="616.593" calcext:value-type="float">
            <text:p>616.5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9" calcext:value-type="float">
            <text:p>129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GABAPENTIN</text:p>
          </table:table-cell>
          <table:table-cell office:value-type="string" calcext:value-type="string">
            <text:p>Tabl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4.64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0" calcext:value-type="float">
            <text:p>130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GASTRUL</text:p>
          </table:table-cell>
          <table:table-cell office:value-type="string" calcext:value-type="string">
            <text:p>Tablet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8.328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1" calcext:value-type="float">
            <text:p>131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GELAFUSAL INF</text:p>
          </table:table-cell>
          <table:table-cell office:value-type="string" calcext:value-type="string">
            <text:p>Boto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32.055.7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" calcext:value-type="float">
            <text:p>132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GITAS PLUS TAB 2</text:p>
          </table:table-cell>
          <table:table-cell office:value-type="string" calcext:value-type="string">
            <text:p>Table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7.142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" calcext:value-type="float">
            <text:p>133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GLAUCON</text:p>
          </table:table-cell>
          <table:table-cell office:value-type="string" calcext:value-type="string">
            <text:p>Tablet</text:p>
          </table:table-cell>
          <table:table-cell office:value-type="float" office:value="60" calcext:value-type="float">
            <text:p>60</text:p>
          </table:table-cell>
          <table:table-cell office:value-type="float" office:value="250.8" calcext:value-type="float">
            <text:p>250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4" calcext:value-type="float">
            <text:p>134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GLAUSETA</text:p>
          </table:table-cell>
          <table:table-cell office:value-type="string" calcext:value-type="string">
            <text:p>Table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22.282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5" calcext:value-type="float">
            <text:p>135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Gaforin ED</text:p>
          </table:table-cell>
          <table:table-cell office:value-type="string" calcext:value-type="string">
            <text:p>Boto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.538.1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6" calcext:value-type="float">
            <text:p>13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Garam Oralit</text:p>
          </table:table-cell>
          <table:table-cell office:value-type="string" calcext:value-type="string">
            <text:p>Sachset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1.059.1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7" calcext:value-type="float">
            <text:p>137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Gemfibrozil 300 mg</text:p>
          </table:table-cell>
          <table:table-cell office:value-type="string" calcext:value-type="string">
            <text:p>Kapsul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1.810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8" calcext:value-type="float">
            <text:p>138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Genoint TM 0,3% 5 ml</text:p>
          </table:table-cell>
          <table:table-cell office:value-type="string" calcext:value-type="string">
            <text:p>Botol</text:p>
          </table:table-cell>
          <table:table-cell office:value-type="float" office:value="75" calcext:value-type="float">
            <text:p>75</text:p>
          </table:table-cell>
          <table:table-cell office:value-type="float" office:value="686.4" calcext:value-type="float">
            <text:p>686.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9" calcext:value-type="float">
            <text:p>13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Genoint sk 15 gr</text:p>
          </table:table-cell>
          <table:table-cell office:value-type="string" calcext:value-type="string">
            <text:p>Kaleng</text:p>
          </table:table-cell>
          <table:table-cell office:value-type="float" office:value="111" calcext:value-type="float">
            <text:p>111</text:p>
          </table:table-cell>
          <table:table-cell office:value-type="float" office:value="602.039" calcext:value-type="float">
            <text:p>602.0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0" calcext:value-type="float">
            <text:p>14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Gentamicin INJ 40 MG</text:p>
          </table:table-cell>
          <table:table-cell office:value-type="string" calcext:value-type="string">
            <text:p>Ampul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3.215.8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1" calcext:value-type="float">
            <text:p>141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.012.0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2" calcext:value-type="float">
            <text:p>14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Gentamisin Sulfat TM 0,3 %</text:p>
          </table:table-cell>
          <table:table-cell office:value-type="string" calcext:value-type="string">
            <text:p>Botol</text:p>
          </table:table-cell>
          <table:table-cell office:value-type="float" office:value="51" calcext:value-type="float">
            <text:p>51</text:p>
          </table:table-cell>
          <table:table-cell office:value-type="float" office:value="249.216" calcext:value-type="float">
            <text:p>249.2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" calcext:value-type="float">
            <text:p>143</text:p>
          </table:table-cell>
          <table:table-cell office:value-type="float" office:value="13339" calcext:value-type="float">
            <text:p>13339</text:p>
          </table:table-cell>
          <table:table-cell office:value-type="string" calcext:value-type="string">
            <text:p>Gitas Inj</text:p>
          </table:table-cell>
          <table:table-cell office:value-type="string" calcext:value-type="string">
            <text:p>Ampu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.733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" calcext:value-type="float">
            <text:p>14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Glimepirid 1 mg</text:p>
          </table:table-cell>
          <table:table-cell office:value-type="string" calcext:value-type="string">
            <text:p>Tablet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1.032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" calcext:value-type="float">
            <text:p>14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Glimepirid 2 mg</text:p>
          </table:table-cell>
          <table:table-cell office:value-type="string" calcext:value-type="string">
            <text:p>Tablet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1.196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6" calcext:value-type="float">
            <text:p>14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limepirid 3 mg</text:p>
          </table:table-cell>
          <table:table-cell office:value-type="string" calcext:value-type="string">
            <text:p>Tablet</text:p>
          </table:table-cell>
          <table:table-cell office:value-type="float" office:value="750" calcext:value-type="float">
            <text:p>750</text:p>
          </table:table-cell>
          <table:table-cell office:value-type="float" office:value="291.525" calcext:value-type="float">
            <text:p>291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7" calcext:value-type="float">
            <text:p>14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98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" calcext:value-type="float">
            <text:p>148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Gliquidone Tab 30 MG</text:p>
          </table:table-cell>
          <table:table-cell office:value-type="string" calcext:value-type="string">
            <text:p>Table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.83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" calcext:value-type="float">
            <text:p>149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Glucosamin Tab 250 MG</text:p>
          </table:table-cell>
          <table:table-cell office:value-type="string" calcext:value-type="string">
            <text:p>Tablet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1.816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0" calcext:value-type="float">
            <text:p>15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lukosa larutan infus 10 %</text:p>
          </table:table-cell>
          <table:table-cell office:value-type="string" calcext:value-type="string">
            <text:p>Boto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.499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1" calcext:value-type="float">
            <text:p>15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Griseofulvin 125 mg</text:p>
          </table:table-cell>
          <table:table-cell office:value-type="string" calcext:value-type="string">
            <text:p>Tablet</text:p>
          </table:table-cell>
          <table:table-cell office:value-type="float" office:value="69" calcext:value-type="float">
            <text:p>69</text:p>
          </table:table-cell>
          <table:table-cell office:value-type="float" office:value="35.604" calcext:value-type="float">
            <text:p>35.6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2" calcext:value-type="float">
            <text:p>152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12.93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3" calcext:value-type="float">
            <text:p>153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HYALOPH ED 2</text:p>
          </table:table-cell>
          <table:table-cell office:value-type="string" calcext:value-type="string">
            <text:p>Boto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1.352.2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4" calcext:value-type="float">
            <text:p>154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Herbesser Inj 50 Mg</text:p>
          </table:table-cell>
          <table:table-cell office:value-type="string" calcext:value-type="string">
            <text:p>Vi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40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5" calcext:value-type="float">
            <text:p>155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Hidrocortisone 1% SK 5 Gr 2</text:p>
          </table:table-cell>
          <table:table-cell office:value-type="string" calcext:value-type="string">
            <text:p>Tube</text:p>
          </table:table-cell>
          <table:table-cell office:value-type="float" office:value="134" calcext:value-type="float">
            <text:p>134</text:p>
          </table:table-cell>
          <table:table-cell office:value-type="float" office:value="511.186" calcext:value-type="float">
            <text:p>511.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6" calcext:value-type="float">
            <text:p>15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Hidrokortison krim 2,5 %</text:p>
          </table:table-cell>
          <table:table-cell office:value-type="string" calcext:value-type="string">
            <text:p>Tube</text:p>
          </table:table-cell>
          <table:table-cell office:value-type="float" office:value="27" calcext:value-type="float">
            <text:p>27</text:p>
          </table:table-cell>
          <table:table-cell office:value-type="float" office:value="132.57" calcext:value-type="float">
            <text:p>132.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7" calcext:value-type="float">
            <text:p>157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Human ALB Behring 20% 100 ML</text:p>
          </table:table-cell>
          <table:table-cell office:value-type="string" calcext:value-type="string">
            <text:p>Bot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.469.4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8" calcext:value-type="float">
            <text:p>158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138.788.9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59" calcext:value-type="float">
            <text:p>159</text:p>
          </table:table-cell>
          <table:table-cell office:value-type="float" office:value="13330" calcext:value-type="float">
            <text:p>13330</text:p>
          </table:table-cell>
          <table:table-cell office:value-type="string" calcext:value-type="string">
            <text:p>Hytroz 2 mg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40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0" calcext:value-type="float">
            <text:p>16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.982.5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1" calcext:value-type="float">
            <text:p>161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Infus NACL</text:p>
          </table:table-cell>
          <table:table-cell office:value-type="string" calcext:value-type="string">
            <text:p>Botol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7.650.8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2" calcext:value-type="float">
            <text:p>162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Infus Salin 3 Otsu 3%</text:p>
          </table:table-cell>
          <table:table-cell office:value-type="string" calcext:value-type="string">
            <text:p>Boto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886.0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3" calcext:value-type="float">
            <text:p>163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Infusan NS 100 ml</text:p>
          </table:table-cell>
          <table:table-cell office:value-type="string" calcext:value-type="string">
            <text:p>Softba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9.41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4" calcext:value-type="float">
            <text:p>164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Infusan ringer laktat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231.528" calcext:value-type="float">
            <text:p>231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5" calcext:value-type="float">
            <text:p>165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Inviclot Inj 5 ml 2</text:p>
          </table:table-cell>
          <table:table-cell office:value-type="string" calcext:value-type="string">
            <text:p>Vi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35.079.9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6" calcext:value-type="float">
            <text:p>166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Isoniazida 100 mg</text:p>
          </table:table-cell>
          <table:table-cell office:value-type="string" calcext:value-type="string">
            <text:p>Tablet</text:p>
          </table:table-cell>
          <table:table-cell office:value-type="float" office:value="1300" calcext:value-type="float">
            <text:p>1300</text:p>
          </table:table-cell>
          <table:table-cell office:value-type="float" office:value="184.6" calcext:value-type="float">
            <text:p>184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7" calcext:value-type="float">
            <text:p>167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Isosorbid Dinitrat tablet sublingual 5 mg</text:p>
          </table:table-cell>
          <table:table-cell office:value-type="string" calcext:value-type="string">
            <text:p>Tablet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1.827.5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8" calcext:value-type="float">
            <text:p>168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KAEN 3B INFUS</text:p>
          </table:table-cell>
          <table:table-cell office:value-type="string" calcext:value-type="string">
            <text:p>Boto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7.636.2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69" calcext:value-type="float">
            <text:p>169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KCL Inj</text:p>
          </table:table-cell>
          <table:table-cell office:value-type="string" calcext:value-type="string">
            <text:p>Ampu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2.339.8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0" calcext:value-type="float">
            <text:p>17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KETAMIN INJ HAMELN 500 MG/ML</text:p>
          </table:table-cell>
          <table:table-cell office:value-type="string" calcext:value-type="string">
            <text:p>Amp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206.3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1" calcext:value-type="float">
            <text:p>171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KETOKONAZOLE 2% SK 10 G</text:p>
          </table:table-cell>
          <table:table-cell office:value-type="string" calcext:value-type="string">
            <text:p>Tube</text:p>
          </table:table-cell>
          <table:table-cell office:value-type="float" office:value="191" calcext:value-type="float">
            <text:p>191</text:p>
          </table:table-cell>
          <table:table-cell office:value-type="float" office:value="846.512" calcext:value-type="float">
            <text:p>846.5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2" calcext:value-type="float">
            <text:p>172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7.25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3" calcext:value-type="float">
            <text:p>17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Kalnex tablet 500 mg</text:p>
          </table:table-cell>
          <table:table-cell office:value-type="string" calcext:value-type="string">
            <text:p>Table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16.19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4" calcext:value-type="float">
            <text:p>17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Kalsium Laktat 500 mg</text:p>
          </table:table-cell>
          <table:table-cell office:value-type="string" calcext:value-type="string">
            <text:p>Tablet</text:p>
          </table:table-cell>
          <table:table-cell office:value-type="float" office:value="3100" calcext:value-type="float">
            <text:p>3100</text:p>
          </table:table-cell>
          <table:table-cell office:value-type="float" office:value="607.6" calcext:value-type="float">
            <text:p>607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5" calcext:value-type="float">
            <text:p>17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Kaptopril 12,5 mg</text:p>
          </table:table-cell>
          <table:table-cell office:value-type="string" calcext:value-type="string">
            <text:p>Tablet</text:p>
          </table:table-cell>
          <table:table-cell office:value-type="float" office:value="8540" calcext:value-type="float">
            <text:p>8540</text:p>
          </table:table-cell>
          <table:table-cell office:value-type="float" office:value="922.32" calcext:value-type="float">
            <text:p>922.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6" calcext:value-type="float">
            <text:p>176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aptopril 25 mg</text:p>
          </table:table-cell>
          <table:table-cell office:value-type="string" calcext:value-type="string">
            <text:p>Tablet</text:p>
          </table:table-cell>
          <table:table-cell office:value-type="float" office:value="3240" calcext:value-type="float">
            <text:p>3240</text:p>
          </table:table-cell>
          <table:table-cell office:value-type="float" office:value="338.2" calcext:value-type="float">
            <text:p>338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7" calcext:value-type="float">
            <text:p>177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Kaptopril 50 mg</text:p>
          </table:table-cell>
          <table:table-cell office:value-type="string" calcext:value-type="string">
            <text:p>Tablet</text:p>
          </table:table-cell>
          <table:table-cell office:value-type="float" office:value="620" calcext:value-type="float">
            <text:p>6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8" calcext:value-type="float">
            <text:p>17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Ketokonazol 200 mg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float" office:value="391.2" calcext:value-type="float">
            <text:p>391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79" calcext:value-type="float">
            <text:p>17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lindamisin 150 mg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0" calcext:value-type="float">
            <text:p>18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Klindamisin 300 mg</text:p>
          </table:table-cell>
          <table:table-cell office:value-type="string" calcext:value-type="string">
            <text:p>Kapsul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8.94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1" calcext:value-type="float">
            <text:p>1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31366" calcext:value-type="float">
            <text:p>31366</text:p>
          </table:table-cell>
          <table:table-cell office:value-type="string" calcext:value-type="string">
            <text:p>87.386.8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2" calcext:value-type="float">
            <text:p>18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Kloramfenikol 250 mg</text:p>
          </table:table-cell>
          <table:table-cell office:value-type="string" calcext:value-type="string">
            <text:p>Kapsul</text:p>
          </table:table-cell>
          <table:table-cell office:value-type="float" office:value="64" calcext:value-type="float">
            <text:p>64</text:p>
          </table:table-cell>
          <table:table-cell office:value-type="float" office:value="14.016" calcext:value-type="float">
            <text:p>14.0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3" calcext:value-type="float">
            <text:p>18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Kloramfenikol Salep Mata 1%</text:p>
          </table:table-cell>
          <table:table-cell office:value-type="string" calcext:value-type="string">
            <text:p>Tube</text:p>
          </table:table-cell>
          <table:table-cell office:value-type="float" office:value="42" calcext:value-type="float">
            <text:p>42</text:p>
          </table:table-cell>
          <table:table-cell office:value-type="float" office:value="80.85" calcext:value-type="float">
            <text:p>80.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4" calcext:value-type="float">
            <text:p>18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lorfeniramina maleat 4 mg</text:p>
          </table:table-cell>
          <table:table-cell office:value-type="string" calcext:value-type="string">
            <text:p>Tablet</text:p>
          </table:table-cell>
          <table:table-cell office:value-type="float" office:value="276" calcext:value-type="float">
            <text:p>276</text:p>
          </table:table-cell>
          <table:table-cell office:value-type="float" office:value="174.838" calcext:value-type="float">
            <text:p>174.8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Kodein 10 mg</text:p>
          </table:table-cell>
          <table:table-cell office:value-type="string" calcext:value-type="string">
            <text:p>Tablet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2.112.1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6" calcext:value-type="float">
            <text:p>186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Kotrimoksazol Dewasa Tab Kombinasi</text:p>
          </table:table-cell>
          <table:table-cell office:value-type="string" calcext:value-type="string">
            <text:p>Tablet</text:p>
          </table:table-cell>
          <table:table-cell office:value-type="float" office:value="160" calcext:value-type="float">
            <text:p>160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7" calcext:value-type="float">
            <text:p>187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set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17.918.0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8" calcext:value-type="float">
            <text:p>188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L-zink syr</text:p>
          </table:table-cell>
          <table:table-cell office:value-type="string" calcext:value-type="string">
            <text:p>Botol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9.176.0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89" calcext:value-type="float">
            <text:p>189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Lanzoprazol 30 mg</text:p>
          </table:table-cell>
          <table:table-cell office:value-type="string" calcext:value-type="string">
            <text:p>Kapsul</text:p>
          </table:table-cell>
          <table:table-cell office:value-type="float" office:value="2560" calcext:value-type="float">
            <text:p>2560</text:p>
          </table:table-cell>
          <table:table-cell office:value-type="float" office:value="842.24" calcext:value-type="float">
            <text:p>842.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0" calcext:value-type="float">
            <text:p>19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Lapifed 100 ml syr plus dm</text:p>
          </table:table-cell>
          <table:table-cell office:value-type="string" calcext:value-type="string">
            <text:p>Boto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.643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1" calcext:value-type="float">
            <text:p>191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Lapifed 60 ml syr 2</text:p>
          </table:table-cell>
          <table:table-cell office:value-type="string" calcext:value-type="string">
            <text:p>Boto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.29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2" calcext:value-type="float">
            <text:p>192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Lapifed 60 ml syr expectorant</text:p>
          </table:table-cell>
          <table:table-cell office:value-type="string" calcext:value-type="string">
            <text:p>Boto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153.6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3" calcext:value-type="float">
            <text:p>193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Lapifed Tab</text:p>
          </table:table-cell>
          <table:table-cell office:value-type="string" calcext:value-type="string">
            <text:p>Tablet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13.22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4" calcext:value-type="float">
            <text:p>194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Lasal syr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.843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5" calcext:value-type="float">
            <text:p>195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Levemir Pen</text:p>
          </table:table-cell>
          <table:table-cell office:value-type="string" calcext:value-type="string">
            <text:p>pc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32.572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6" calcext:value-type="float">
            <text:p>196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vofloxacin 500 mg</text:p>
          </table:table-cell>
          <table:table-cell office:value-type="string" calcext:value-type="string">
            <text:p>Tablet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1.235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7" calcext:value-type="float">
            <text:p>197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Levofloxacin INF 500 MG</text:p>
          </table:table-cell>
          <table:table-cell office:value-type="string" calcext:value-type="string">
            <text:p>Boto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.322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8" calcext:value-type="float">
            <text:p>198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Levofloxacin inf 750 mg</text:p>
          </table:table-cell>
          <table:table-cell office:value-type="string" calcext:value-type="string">
            <text:p>pc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90.28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99" calcext:value-type="float">
            <text:p>199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Lidocain Inj 2%</text:p>
          </table:table-cell>
          <table:table-cell office:value-type="string" calcext:value-type="string">
            <text:p>Ampul</text:p>
          </table:table-cell>
          <table:table-cell office:value-type="float" office:value="102" calcext:value-type="float">
            <text:p>102</text:p>
          </table:table-cell>
          <table:table-cell office:value-type="float" office:value="134.436" calcext:value-type="float">
            <text:p>134.4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0" calcext:value-type="float">
            <text:p>20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Lidokain Inj 2%</text:p>
          </table:table-cell>
          <table:table-cell office:value-type="string" calcext:value-type="string">
            <text:p>Ampul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1.660.4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1" calcext:value-type="float">
            <text:p>20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oratadin 1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2" calcext:value-type="float">
            <text:p>202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.053.1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3" calcext:value-type="float">
            <text:p>203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18.165.4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4" calcext:value-type="float">
            <text:p>204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Magnesium Sulfat 20%</text:p>
          </table:table-cell>
          <table:table-cell office:value-type="string" calcext:value-type="string">
            <text:p>Ampul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.406.5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5" calcext:value-type="float">
            <text:p>20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agnesium Sulfat 40%</text:p>
          </table:table-cell>
          <table:table-cell office:value-type="string" calcext:value-type="string">
            <text:p>Ampul</text:p>
          </table:table-cell>
          <table:table-cell office:value-type="float" office:value="75" calcext:value-type="float">
            <text:p>75</text:p>
          </table:table-cell>
          <table:table-cell office:value-type="float" office:value="281.936" calcext:value-type="float">
            <text:p>281.9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6" calcext:value-type="float">
            <text:p>206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Manitol inf</text:p>
          </table:table-cell>
          <table:table-cell office:value-type="string" calcext:value-type="string">
            <text:p>Boto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.463.3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7" calcext:value-type="float">
            <text:p>207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Martos infus</text:p>
          </table:table-cell>
          <table:table-cell office:value-type="string" calcext:value-type="string">
            <text:p>Boto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.447.5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8" calcext:value-type="float">
            <text:p>208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350" calcext:value-type="float">
            <text:p>350</text:p>
          </table:table-cell>
          <table:table-cell office:value-type="float" office:value="438.9" calcext:value-type="float">
            <text:p>438.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09" calcext:value-type="float">
            <text:p>209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Mecobalamin 500 µg / Lapibal</text:p>
          </table:table-cell>
          <table:table-cell office:value-type="string" calcext:value-type="string">
            <text:p>Tablet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7.695.7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0" calcext:value-type="float">
            <text:p>21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eloxicam 15 mg</text:p>
          </table:table-cell>
          <table:table-cell office:value-type="string" calcext:value-type="string">
            <text:p>Tablet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6.354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1" calcext:value-type="float">
            <text:p>21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5.183.3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2" calcext:value-type="float">
            <text:p>21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Metformin 500 mg</text:p>
          </table:table-cell>
          <table:table-cell office:value-type="string" calcext:value-type="string">
            <text:p>Tablet</text:p>
          </table:table-cell>
          <table:table-cell office:value-type="float" office:value="10300" calcext:value-type="float">
            <text:p>10300</text:p>
          </table:table-cell>
          <table:table-cell office:value-type="string" calcext:value-type="string">
            <text:p>1.050.7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3" calcext:value-type="float">
            <text:p>2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Metformin 850 mg</text:p>
          </table:table-cell>
          <table:table-cell office:value-type="string" calcext:value-type="string">
            <text:p>Tablet</text:p>
          </table:table-cell>
          <table:table-cell office:value-type="float" office:value="1800" calcext:value-type="float">
            <text:p>1800</text:p>
          </table:table-cell>
          <table:table-cell office:value-type="float" office:value="306.208" calcext:value-type="float">
            <text:p>306.2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4" calcext:value-type="float">
            <text:p>21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Metilergometrin Maleat inj 0,2 mg -1 ml</text:p>
          </table:table-cell>
          <table:table-cell office:value-type="string" calcext:value-type="string">
            <text:p>Ampu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1.536.6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5" calcext:value-type="float">
            <text:p>21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Metilergometrin Maleat tab salut 0,125 mg</text:p>
          </table:table-cell>
          <table:table-cell office:value-type="string" calcext:value-type="string">
            <text:p>Tablet</text:p>
          </table:table-cell>
          <table:table-cell office:value-type="float" office:value="1490" calcext:value-type="float">
            <text:p>1490</text:p>
          </table:table-cell>
          <table:table-cell office:value-type="float" office:value="402.3" calcext:value-type="float">
            <text:p>402.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6" calcext:value-type="float">
            <text:p>216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etilprednisolon 16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328.2" calcext:value-type="float">
            <text:p>328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7" calcext:value-type="float">
            <text:p>217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2.486.1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8" calcext:value-type="float">
            <text:p>21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Metoklopramid inj 5 mg/ml (Vertivom inj / Primperan inj )</text:p>
          </table:table-cell>
          <table:table-cell office:value-type="string" calcext:value-type="string">
            <text:p>Ampul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14.071.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19" calcext:value-type="float">
            <text:p>21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Metronidazol 500 mg</text:p>
          </table:table-cell>
          <table:table-cell office:value-type="string" calcext:value-type="string">
            <text:p>Tablet</text:p>
          </table:table-cell>
          <table:table-cell office:value-type="float" office:value="4000" calcext:value-type="float">
            <text:p>400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0" calcext:value-type="float">
            <text:p>220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9924" calcext:value-type="float">
            <text:p>9924</text:p>
          </table:table-cell>
          <table:table-cell office:value-type="string" calcext:value-type="string">
            <text:p>81.873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1" calcext:value-type="float">
            <text:p>221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Meylon 8,4 % inj</text:p>
          </table:table-cell>
          <table:table-cell office:value-type="string" calcext:value-type="string">
            <text:p>Ampul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.495.9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2" calcext:value-type="float">
            <text:p>222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Microlax</text:p>
          </table:table-cell>
          <table:table-cell office:value-type="string" calcext:value-type="string">
            <text:p>Tube</text:p>
          </table:table-cell>
          <table:table-cell office:value-type="float" office:value="43" calcext:value-type="float">
            <text:p>43</text:p>
          </table:table-cell>
          <table:table-cell office:value-type="float" office:value="827.883" calcext:value-type="float">
            <text:p>827.8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3" calcext:value-type="float">
            <text:p>22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Mikonazol Salep 2%</text:p>
          </table:table-cell>
          <table:table-cell office:value-type="string" calcext:value-type="string">
            <text:p>Tube</text:p>
          </table:table-cell>
          <table:table-cell office:value-type="float" office:value="31" calcext:value-type="float">
            <text:p>31</text:p>
          </table:table-cell>
          <table:table-cell office:value-type="float" office:value="110.825" calcext:value-type="float">
            <text:p>110.8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4" calcext:value-type="float">
            <text:p>224</text:p>
          </table:table-cell>
          <table:table-cell office:value-type="float" office:value="12539" calcext:value-type="float">
            <text:p>12539</text:p>
          </table:table-cell>
          <table:table-cell office:value-type="string" calcext:value-type="string">
            <text:p>Miloz inj</text:p>
          </table:table-cell>
          <table:table-cell office:value-type="string" calcext:value-type="string">
            <text:p>Vial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.609.8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5" calcext:value-type="float">
            <text:p>225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Mometasone furoate salep</text:p>
          </table:table-cell>
          <table:table-cell office:value-type="string" calcext:value-type="string">
            <text:p>Tube</text:p>
          </table:table-cell>
          <table:table-cell office:value-type="float" office:value="11" calcext:value-type="float">
            <text:p>11</text:p>
          </table:table-cell>
          <table:table-cell office:value-type="float" office:value="141.877" calcext:value-type="float">
            <text:p>141.8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6" calcext:value-type="float">
            <text:p>226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Morfina 10mg/ml inj</text:p>
          </table:table-cell>
          <table:table-cell office:value-type="string" calcext:value-type="string">
            <text:p>Ampu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.123.6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7" calcext:value-type="float">
            <text:p>227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Mucos drop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715.04" calcext:value-type="float">
            <text:p>715.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8" calcext:value-type="float">
            <text:p>228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Natacen 50 mg/0,6 ml</text:p>
          </table:table-cell>
          <table:table-cell office:value-type="string" calcext:value-type="string">
            <text:p>strip</text:p>
          </table:table-cell>
          <table:table-cell office:value-type="float" office:value="19" calcext:value-type="float">
            <text:p>19</text:p>
          </table:table-cell>
          <table:table-cell office:value-type="float" office:value="869.953" calcext:value-type="float">
            <text:p>869.95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29" calcext:value-type="float">
            <text:p>229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atrium Bikarbonat 50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645.1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0" calcext:value-type="float">
            <text:p>23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Natrium Dikofenak 25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.420.9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1" calcext:value-type="float">
            <text:p>23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atrium Dikofenak 50 mg</text:p>
          </table:table-cell>
          <table:table-cell office:value-type="string" calcext:value-type="string">
            <text:p>Tablet</text:p>
          </table:table-cell>
          <table:table-cell office:value-type="float" office:value="1950" calcext:value-type="float">
            <text:p>1950</text:p>
          </table:table-cell>
          <table:table-cell office:value-type="float" office:value="265.2" calcext:value-type="float">
            <text:p>265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2" calcext:value-type="float">
            <text:p>23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Natrium Klorida infus 0,9 %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117.294" calcext:value-type="float">
            <text:p>117.2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3" calcext:value-type="float">
            <text:p>2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Natrium Metamizol 1 gr inj/Antrain/Norages</text:p>
          </table:table-cell>
          <table:table-cell office:value-type="string" calcext:value-type="string">
            <text:p>Ampul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12.475.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4" calcext:value-type="float">
            <text:p>234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Nebacetin powder 5 g</text:p>
          </table:table-cell>
          <table:table-cell office:value-type="string" calcext:value-type="string">
            <text:p>Vi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.940.2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5" calcext:value-type="float">
            <text:p>235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Neo gynoxa supp</text:p>
          </table:table-cell>
          <table:table-cell office:value-type="string" calcext:value-type="string">
            <text:p>Supp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609.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6" calcext:value-type="float">
            <text:p>236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Neostigmin inj hameln 0,5 mg/ml</text:p>
          </table:table-cell>
          <table:table-cell office:value-type="string" calcext:value-type="string">
            <text:p>Ampul</text:p>
          </table:table-cell>
          <table:table-cell office:value-type="float" office:value="78" calcext:value-type="float">
            <text:p>78</text:p>
          </table:table-cell>
          <table:table-cell office:value-type="float" office:value="637.802" calcext:value-type="float">
            <text:p>637.8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7" calcext:value-type="float">
            <text:p>237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19.214.4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8" calcext:value-type="float">
            <text:p>238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Neurodex tab 2</text:p>
          </table:table-cell>
          <table:table-cell office:value-type="string" calcext:value-type="string">
            <text:p>Tablet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.368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39" calcext:value-type="float">
            <text:p>239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Nicardipine HCL 10 MG INJ</text:p>
          </table:table-cell>
          <table:table-cell office:value-type="string" calcext:value-type="string">
            <text:p>Ampu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4.776.6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0" calcext:value-type="float">
            <text:p>24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Nifedipin 10 mg</text:p>
          </table:table-cell>
          <table:table-cell office:value-type="string" calcext:value-type="string">
            <text:p>Tablet</text:p>
          </table:table-cell>
          <table:table-cell office:value-type="float" office:value="4460" calcext:value-type="float">
            <text:p>4460</text:p>
          </table:table-cell>
          <table:table-cell office:value-type="float" office:value="628.86" calcext:value-type="float">
            <text:p>628.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1" calcext:value-type="float">
            <text:p>241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5.880.7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2" calcext:value-type="float">
            <text:p>242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Nokoba Injeksi</text:p>
          </table:table-cell>
          <table:table-cell office:value-type="string" calcext:value-type="string">
            <text:p>bo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228.2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3" calcext:value-type="float">
            <text:p>243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8.30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4" calcext:value-type="float">
            <text:p>244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Norelut</text:p>
          </table:table-cell>
          <table:table-cell office:value-type="string" calcext:value-type="string">
            <text:p>Table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8.254.4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5" calcext:value-type="float">
            <text:p>245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Norepinefrin Bitarta 4 MG Inj</text:p>
          </table:table-cell>
          <table:table-cell office:value-type="string" calcext:value-type="string">
            <text:p>Ampu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.897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6" calcext:value-type="float">
            <text:p>246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otrixum Inj 25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7" calcext:value-type="float">
            <text:p>247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Novomix flexpen</text:p>
          </table:table-cell>
          <table:table-cell office:value-type="string" calcext:value-type="string">
            <text:p>Bua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.79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8" calcext:value-type="float">
            <text:p>248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Novorapid Flexpen 2</text:p>
          </table:table-cell>
          <table:table-cell office:value-type="string" calcext:value-type="string">
            <text:p>pc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40.36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" calcext:value-type="float">
            <text:p>249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Ofloxacin 400 mg</text:p>
          </table:table-cell>
          <table:table-cell office:value-type="string" calcext:value-type="string">
            <text:p>Tablet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.48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" calcext:value-type="float">
            <text:p>25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Oksitosin inj 10 UI/ml-1 ml</text:p>
          </table:table-cell>
          <table:table-cell office:value-type="string" calcext:value-type="string">
            <text:p>Ampul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2.021.7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1" calcext:value-type="float">
            <text:p>25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Omeprazol 20mg</text:p>
          </table:table-cell>
          <table:table-cell office:value-type="string" calcext:value-type="string">
            <text:p>Kapsul</text:p>
          </table:table-cell>
          <table:table-cell office:value-type="float" office:value="44820" calcext:value-type="float">
            <text:p>44820</text:p>
          </table:table-cell>
          <table:table-cell office:value-type="string" calcext:value-type="string">
            <text:p>6.244.0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" calcext:value-type="float">
            <text:p>252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Ondansetron 4mg inj</text:p>
          </table:table-cell>
          <table:table-cell office:value-type="string" calcext:value-type="string">
            <text:p>Ampul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2.279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" calcext:value-type="float">
            <text:p>253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Ondansetron Tab 4 mg</text:p>
          </table:table-cell>
          <table:table-cell office:value-type="string" calcext:value-type="string">
            <text:p>Tablet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5.976.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" calcext:value-type="float">
            <text:p>254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Otopain ear drop</text:p>
          </table:table-cell>
          <table:table-cell office:value-type="string" calcext:value-type="string">
            <text:p>Boto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652.4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" calcext:value-type="float">
            <text:p>255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Otsu D 40</text:p>
          </table:table-cell>
          <table:table-cell office:value-type="string" calcext:value-type="string">
            <text:p>pc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8.00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" calcext:value-type="float">
            <text:p>256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8454" calcext:value-type="float">
            <text:p>8454</text:p>
          </table:table-cell>
          <table:table-cell office:value-type="string" calcext:value-type="string">
            <text:p>103.079.8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" calcext:value-type="float">
            <text:p>257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94.353.9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" calcext:value-type="float">
            <text:p>258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Paracetamol Tab</text:p>
          </table:table-cell>
          <table:table-cell office:value-type="string" calcext:value-type="string">
            <text:p>Tablet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1.169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" calcext:value-type="float">
            <text:p>259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Parasetamol drop 100 mg/ml</text:p>
          </table:table-cell>
          <table:table-cell office:value-type="string" calcext:value-type="string">
            <text:p>Botol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.652.6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" calcext:value-type="float">
            <text:p>26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Parasetamol syrup 120 mg/5 ml</text:p>
          </table:table-cell>
          <table:table-cell office:value-type="string" calcext:value-type="string">
            <text:p>Botol</text:p>
          </table:table-cell>
          <table:table-cell office:value-type="float" office:value="146" calcext:value-type="float">
            <text:p>146</text:p>
          </table:table-cell>
          <table:table-cell office:value-type="float" office:value="168.798" calcext:value-type="float">
            <text:p>168.7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" calcext:value-type="float">
            <text:p>26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254" calcext:value-type="float">
            <text:p>254</text:p>
          </table:table-cell>
          <table:table-cell office:value-type="float" office:value="790.258" calcext:value-type="float">
            <text:p>790.2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" calcext:value-type="float">
            <text:p>262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Pethidin hcl 50mg inj</text:p>
          </table:table-cell>
          <table:table-cell office:value-type="string" calcext:value-type="string">
            <text:p>Ampu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.242.4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" calcext:value-type="float">
            <text:p>263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Phenobarbital Inj 50 mg / 1 ml</text:p>
          </table:table-cell>
          <table:table-cell office:value-type="string" calcext:value-type="string">
            <text:p>Tablet</text:p>
          </table:table-cell>
          <table:table-cell office:value-type="float" office:value="89" calcext:value-type="float">
            <text:p>89</text:p>
          </table:table-cell>
          <table:table-cell office:value-type="float" office:value="17.444" calcext:value-type="float">
            <text:p>17.44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" calcext:value-type="float">
            <text:p>264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128.222.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" calcext:value-type="float">
            <text:p>265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Piracetam 3 gr inj</text:p>
          </table:table-cell>
          <table:table-cell office:value-type="string" calcext:value-type="string">
            <text:p>Ampu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9.461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" calcext:value-type="float">
            <text:p>26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irasetam 800 mg</text:p>
          </table:table-cell>
          <table:table-cell office:value-type="string" calcext:value-type="string">
            <text:p>Tablet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6.220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" calcext:value-type="float">
            <text:p>26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15.254.4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" calcext:value-type="float">
            <text:p>268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Polidemisin eye drop 2</text:p>
          </table:table-cell>
          <table:table-cell office:value-type="string" calcext:value-type="string">
            <text:p>Boto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3.914.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4200" calcext:value-type="float">
            <text:p>4200</text:p>
          </table:table-cell>
          <table:table-cell office:value-type="float" office:value="695.6" calcext:value-type="float">
            <text:p>695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0" calcext:value-type="float">
            <text:p>27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Primaquin 15 mg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1" calcext:value-type="float">
            <text:p>271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Proanes 1% 200MG/20 ML</text:p>
          </table:table-cell>
          <table:table-cell office:value-type="string" calcext:value-type="string">
            <text:p>Ampu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4.7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" calcext:value-type="float">
            <text:p>272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Profertil tab 50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" calcext:value-type="float">
            <text:p>273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Profolat Tab</text:p>
          </table:table-cell>
          <table:table-cell office:value-type="string" calcext:value-type="string">
            <text:p>Tablet</text:p>
          </table:table-cell>
          <table:table-cell office:value-type="float" office:value="7180" calcext:value-type="float">
            <text:p>7180</text:p>
          </table:table-cell>
          <table:table-cell office:value-type="float" office:value="430.801" calcext:value-type="float">
            <text:p>430.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" calcext:value-type="float">
            <text:p>274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Promavit</text:p>
          </table:table-cell>
          <table:table-cell office:value-type="string" calcext:value-type="string">
            <text:p>Kapsul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17.503.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5" calcext:value-type="float">
            <text:p>2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6779" calcext:value-type="float">
            <text:p>6779</text:p>
          </table:table-cell>
          <table:table-cell office:value-type="float" office:value="435.636" calcext:value-type="float">
            <text:p>435.6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" calcext:value-type="float">
            <text:p>27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ropanolol 40 mg</text:p>
          </table:table-cell>
          <table:table-cell office:value-type="string" calcext:value-type="string">
            <text:p>Tablet</text:p>
          </table:table-cell>
          <table:table-cell office:value-type="float" office:value="9457" calcext:value-type="float">
            <text:p>9457</text:p>
          </table:table-cell>
          <table:table-cell office:value-type="string" calcext:value-type="string">
            <text:p>1.199.8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7" calcext:value-type="float">
            <text:p>27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1.625.5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8" calcext:value-type="float">
            <text:p>278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Prothyra 10 mg</text:p>
          </table:table-cell>
          <table:table-cell office:value-type="string" calcext:value-type="string">
            <text:p>pc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.04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" calcext:value-type="float">
            <text:p>279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Pyrazinamid tab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" calcext:value-type="float">
            <text:p>2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anitidin 150 mg</text:p>
          </table:table-cell>
          <table:table-cell office:value-type="string" calcext:value-type="string">
            <text:p>Tablet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2.66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1" calcext:value-type="float">
            <text:p>281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11818" calcext:value-type="float">
            <text:p>11818</text:p>
          </table:table-cell>
          <table:table-cell office:value-type="string" calcext:value-type="string">
            <text:p>19.370.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2" calcext:value-type="float">
            <text:p>28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Regivell Inj 20 MG</text:p>
          </table:table-cell>
          <table:table-cell office:value-type="string" calcext:value-type="string">
            <text:p>Ampu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7.235.7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3" calcext:value-type="float">
            <text:p>283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9.046.5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" calcext:value-type="float">
            <text:p>28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Retinol ( Vitimin A ) 100.000 UI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" calcext:value-type="float">
            <text:p>285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Retivit plus tab 2</text:p>
          </table:table-cell>
          <table:table-cell office:value-type="string" calcext:value-type="string">
            <text:p>Tablet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9.948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" calcext:value-type="float">
            <text:p>286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Rhinos SR</text:p>
          </table:table-cell>
          <table:table-cell office:value-type="string" calcext:value-type="string">
            <text:p>Kapsu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2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" calcext:value-type="float">
            <text:p>287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Rifampicin 300mg tab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8" calcext:value-type="float">
            <text:p>288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Rifampicin 450mg tab</text:p>
          </table:table-cell>
          <table:table-cell office:value-type="string" calcext:value-type="string">
            <text:p>Table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4.727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" calcext:value-type="float">
            <text:p>289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Rifampicin 600mg tab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59.6" calcext:value-type="float">
            <text:p>159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0" calcext:value-type="float">
            <text:p>290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Ring - As Infus</text:p>
          </table:table-cell>
          <table:table-cell office:value-type="string" calcext:value-type="string">
            <text:p>Sachse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8.991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" calcext:value-type="float">
            <text:p>29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inger laktat infus steril</text:p>
          </table:table-cell>
          <table:table-cell office:value-type="string" calcext:value-type="string">
            <text:p>Botol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13.15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2" calcext:value-type="float">
            <text:p>29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4.549.3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3" calcext:value-type="float">
            <text:p>29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albutamol 4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4" calcext:value-type="float">
            <text:p>29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albutamol syrup 2 mg/5 ml</text:p>
          </table:table-cell>
          <table:table-cell office:value-type="string" calcext:value-type="string">
            <text:p>Botol</text:p>
          </table:table-cell>
          <table:table-cell office:value-type="float" office:value="59" calcext:value-type="float">
            <text:p>59</text:p>
          </table:table-cell>
          <table:table-cell office:value-type="float" office:value="324.5" calcext:value-type="float">
            <text:p>324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5" calcext:value-type="float">
            <text:p>29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alep 2-4</text:p>
          </table:table-cell>
          <table:table-cell office:value-type="string" calcext:value-type="string">
            <text:p>Pot</text:p>
          </table:table-cell>
          <table:table-cell office:value-type="float" office:value="48" calcext:value-type="float">
            <text:p>48</text:p>
          </table:table-cell>
          <table:table-cell office:value-type="float" office:value="155.678" calcext:value-type="float">
            <text:p>155.6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6" calcext:value-type="float">
            <text:p>296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Sanbe Hest Inf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17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7" calcext:value-type="float">
            <text:p>297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Sanmol Tab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8" calcext:value-type="float">
            <text:p>298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Sanmol drop</text:p>
          </table:table-cell>
          <table:table-cell office:value-type="string" calcext:value-type="string">
            <text:p>Boto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5.770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9" calcext:value-type="float">
            <text:p>299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5.106.6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0" calcext:value-type="float">
            <text:p>3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efadroksil syrup 125 mg/5 ml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155.629" calcext:value-type="float">
            <text:p>155.6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1" calcext:value-type="float">
            <text:p>30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efotaksim inj 1 g</text:p>
          </table:table-cell>
          <table:table-cell office:value-type="string" calcext:value-type="string">
            <text:p>Vial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27.911.6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2" calcext:value-type="float">
            <text:p>302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eftriakson inj 1 g</text:p>
          </table:table-cell>
          <table:table-cell office:value-type="string" calcext:value-type="string">
            <text:p>Vial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24.728.7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3" calcext:value-type="float">
            <text:p>303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Serum Anti Tetanus 1500 UI / biosat</text:p>
          </table:table-cell>
          <table:table-cell office:value-type="string" calcext:value-type="string">
            <text:p>Ampu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.69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4" calcext:value-type="float">
            <text:p>304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Sevofluran baxter</text:p>
          </table:table-cell>
          <table:table-cell office:value-type="string" calcext:value-type="string">
            <text:p>Boto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8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5" calcext:value-type="float">
            <text:p>305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2.982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6" calcext:value-type="float">
            <text:p>306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27.565.6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7" calcext:value-type="float">
            <text:p>307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Simflox tab 500 mg</text:p>
          </table:table-cell>
          <table:table-cell office:value-type="string" calcext:value-type="string">
            <text:p>Tablet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17.72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8" calcext:value-type="float">
            <text:p>308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Simvastatin 20 mg</text:p>
          </table:table-cell>
          <table:table-cell office:value-type="string" calcext:value-type="string">
            <text:p>Tablet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1.74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09" calcext:value-type="float">
            <text:p>30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iprofloksazin 500 mg</text:p>
          </table:table-cell>
          <table:table-cell office:value-type="string" calcext:value-type="string">
            <text:p>Tablet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2.079.4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0" calcext:value-type="float">
            <text:p>3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Siprofloksazin infus 200 mg/ml</text:p>
          </table:table-cell>
          <table:table-cell office:value-type="string" calcext:value-type="string">
            <text:p>Botol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39.099.1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1" calcext:value-type="float">
            <text:p>311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Stesolid 10mg</text:p>
          </table:table-cell>
          <table:table-cell office:value-type="string" calcext:value-type="string">
            <text:p>Tu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356.4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2" calcext:value-type="float">
            <text:p>312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Stesolid 5mg</text:p>
          </table:table-cell>
          <table:table-cell office:value-type="string" calcext:value-type="string">
            <text:p>Tube</text:p>
          </table:table-cell>
          <table:table-cell office:value-type="float" office:value="62" calcext:value-type="float">
            <text:p>62</text:p>
          </table:table-cell>
          <table:table-cell office:value-type="float" office:value="829.808" calcext:value-type="float">
            <text:p>829.8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3" calcext:value-type="float">
            <text:p>313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TRAMADOL INJ 100 MG/2 ML</text:p>
          </table:table-cell>
          <table:table-cell office:value-type="string" calcext:value-type="string">
            <text:p>Ampul</text:p>
          </table:table-cell>
          <table:table-cell office:value-type="float" office:value="15" calcext:value-type="float">
            <text:p>15</text:p>
          </table:table-cell>
          <table:table-cell office:value-type="float" office:value="25.785" calcext:value-type="float">
            <text:p>25.7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" calcext:value-type="float">
            <text:p>314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3.105.1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5" calcext:value-type="float">
            <text:p>315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Tiaryt Inj 3 ml 2</text:p>
          </table:table-cell>
          <table:table-cell office:value-type="string" calcext:value-type="string">
            <text:p>Ampul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6" calcext:value-type="float">
            <text:p>316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Tracetate 200 ml syr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480.4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7" calcext:value-type="float">
            <text:p>317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Tracetate Tab</text:p>
          </table:table-cell>
          <table:table-cell office:value-type="string" calcext:value-type="string">
            <text:p>pc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.15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8" calcext:value-type="float">
            <text:p>31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ramadol inj 50 mg/ml</text:p>
          </table:table-cell>
          <table:table-cell office:value-type="string" calcext:value-type="string">
            <text:p>Ampul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2.312.6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9" calcext:value-type="float">
            <text:p>319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Tutofusin ( RSUD )</text:p>
          </table:table-cell>
          <table:table-cell office:value-type="string" calcext:value-type="string">
            <text:p>Buah</text:p>
          </table:table-cell>
          <table:table-cell office:value-type="float" office:value="2" calcext:value-type="float">
            <text:p>2</text:p>
          </table:table-cell>
          <table:table-cell office:value-type="float" office:value="363.605" calcext:value-type="float">
            <text:p>363.6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0" calcext:value-type="float">
            <text:p>320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5.910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1" calcext:value-type="float">
            <text:p>321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6.877.5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2" calcext:value-type="float">
            <text:p>322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88.022.7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3" calcext:value-type="float">
            <text:p>323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8.963.4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4" calcext:value-type="float">
            <text:p>324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Valisanbe inj</text:p>
          </table:table-cell>
          <table:table-cell office:value-type="string" calcext:value-type="string">
            <text:p>Ampul</text:p>
          </table:table-cell>
          <table:table-cell office:value-type="float" office:value="16" calcext:value-type="float">
            <text:p>16</text:p>
          </table:table-cell>
          <table:table-cell office:value-type="float" office:value="294.096" calcext:value-type="float">
            <text:p>294.0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5" calcext:value-type="float">
            <text:p>325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Vectrin dry</text:p>
          </table:table-cell>
          <table:table-cell office:value-type="string" calcext:value-type="string">
            <text:p>Boto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5.284.2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6" calcext:value-type="float">
            <text:p>326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Vectrine 300 mg kaps</text:p>
          </table:table-cell>
          <table:table-cell office:value-type="string" calcext:value-type="string">
            <text:p>Kapsul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20.528.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7" calcext:value-type="float">
            <text:p>327</text:p>
          </table:table-cell>
          <table:table-cell office:value-type="float" office:value="13290" calcext:value-type="float">
            <text:p>13290</text:p>
          </table:table-cell>
          <table:table-cell office:value-type="string" calcext:value-type="string">
            <text:p>Velutine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8" calcext:value-type="float">
            <text:p>328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Velutine 25 mg</text:p>
          </table:table-cell>
          <table:table-cell office:value-type="string" calcext:value-type="string">
            <text:p>Vial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27.190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29" calcext:value-type="float">
            <text:p>329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Vernacel 0,6 ml</text:p>
          </table:table-cell>
          <table:table-cell office:value-type="string" calcext:value-type="string">
            <text:p>strip</text:p>
          </table:table-cell>
          <table:table-cell office:value-type="float" office:value="5" calcext:value-type="float">
            <text:p>5</text:p>
          </table:table-cell>
          <table:table-cell office:value-type="float" office:value="114.125" calcext:value-type="float">
            <text:p>114.1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0" calcext:value-type="float">
            <text:p>330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Vitacur</text:p>
          </table:table-cell>
          <table:table-cell office:value-type="string" calcext:value-type="string">
            <text:p>Boto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8.410.1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1" calcext:value-type="float">
            <text:p>33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2.26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2" calcext:value-type="float">
            <text:p>332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Vitamin B6 Tab 10 MG</text:p>
          </table:table-cell>
          <table:table-cell office:value-type="string" calcext:value-type="string">
            <text:p>Tablet</text:p>
          </table:table-cell>
          <table:table-cell office:value-type="float" office:value="2600" calcext:value-type="float">
            <text:p>2600</text:p>
          </table:table-cell>
          <table:table-cell office:value-type="float" office:value="368.8" calcext:value-type="float">
            <text:p>368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3" calcext:value-type="float">
            <text:p>333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Vitamin C inj</text:p>
          </table:table-cell>
          <table:table-cell office:value-type="string" calcext:value-type="string">
            <text:p>Ampul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.636.5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4" calcext:value-type="float">
            <text:p>33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Voltadex gel</text:p>
          </table:table-cell>
          <table:table-cell office:value-type="string" calcext:value-type="string">
            <text:p>Tube</text:p>
          </table:table-cell>
          <table:table-cell office:value-type="float" office:value="41" calcext:value-type="float">
            <text:p>41</text:p>
          </table:table-cell>
          <table:table-cell office:value-type="float" office:value="909.77" calcext:value-type="float">
            <text:p>909.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5" calcext:value-type="float">
            <text:p>335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Vometa drop 5 mg/ml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.129.4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6" calcext:value-type="float">
            <text:p>336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Water Steril 25 Ml</text:p>
          </table:table-cell>
          <table:table-cell office:value-type="string" calcext:value-type="string">
            <text:p>pcs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17.031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7" calcext:value-type="float">
            <text:p>337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Xiety 10</text:p>
          </table:table-cell>
          <table:table-cell office:value-type="string" calcext:value-type="string">
            <text:p>Tablet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0.03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8" calcext:value-type="float">
            <text:p>338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2.142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39" calcext:value-type="float">
            <text:p>339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acarbose 50 mg</text:p>
          </table:table-cell>
          <table:table-cell office:value-type="string" calcext:value-type="string">
            <text:p>Tablet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1.746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0" calcext:value-type="float">
            <text:p>340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alprazolam 0,5 mg tab</text:p>
          </table:table-cell>
          <table:table-cell office:value-type="string" calcext:value-type="string">
            <text:p>Tablet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3.475.4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1" calcext:value-type="float">
            <text:p>341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sam ursodeoksikolat kaps</text:p>
          </table:table-cell>
          <table:table-cell office:value-type="string" calcext:value-type="string">
            <text:p>Kapsul</text:p>
          </table:table-cell>
          <table:table-cell office:value-type="float" office:value="14880" calcext:value-type="float">
            <text:p>14880</text:p>
          </table:table-cell>
          <table:table-cell office:value-type="string" calcext:value-type="string">
            <text:p>33.108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2" calcext:value-type="float">
            <text:p>342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814.3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3" calcext:value-type="float">
            <text:p>34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atorvastatin 10 mg</text:p>
          </table:table-cell>
          <table:table-cell office:value-type="string" calcext:value-type="string">
            <text:p>Tablet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9.533.3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4" calcext:value-type="float">
            <text:p>344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atorvastatin 20 mg</text:p>
          </table:table-cell>
          <table:table-cell office:value-type="string" calcext:value-type="string">
            <text:p>Tablet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3.879.92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5" calcext:value-type="float">
            <text:p>345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23.728.6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6" calcext:value-type="float">
            <text:p>346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buscopan 20 mg/ml inj (RSUD)</text:p>
          </table:table-cell>
          <table:table-cell office:value-type="string" calcext:value-type="string">
            <text:p>Ampul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14.114.0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7" calcext:value-type="float">
            <text:p>347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cendo eyefresh 5 ml (RSUD)</text:p>
          </table:table-cell>
          <table:table-cell office:value-type="string" calcext:value-type="string">
            <text:p>Botol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4.642.2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8" calcext:value-type="float">
            <text:p>348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cendo floxa</text:p>
          </table:table-cell>
          <table:table-cell office:value-type="string" calcext:value-type="string">
            <text:p>Botol</text:p>
          </table:table-cell>
          <table:table-cell office:value-type="float" office:value="26" calcext:value-type="float">
            <text:p>26</text:p>
          </table:table-cell>
          <table:table-cell office:value-type="float" office:value="873.002" calcext:value-type="float">
            <text:p>873.0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49" calcext:value-type="float">
            <text:p>349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cendo hyalub 5 ml (RSUD)</text:p>
          </table:table-cell>
          <table:table-cell office:value-type="string" calcext:value-type="string">
            <text:p>Boto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54.3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0" calcext:value-type="float">
            <text:p>350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.349.1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1" calcext:value-type="float">
            <text:p>351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cendo pantocain 2 % 5 ml (RSUD)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float" office:value="204.05" calcext:value-type="float">
            <text:p>204.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2" calcext:value-type="float">
            <text:p>352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cendo protagenta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21.901.4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3" calcext:value-type="float">
            <text:p>353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cendo tobro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3.975.9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4" calcext:value-type="float">
            <text:p>354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cendo tropin 0,5 % 5 ml (RSUD)</text:p>
          </table:table-cell>
          <table:table-cell office:value-type="string" calcext:value-type="string">
            <text:p>Boto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101.3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5" calcext:value-type="float">
            <text:p>355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cendo vernacel 0,6 ml minidose (RSUD)</text:p>
          </table:table-cell>
          <table:table-cell office:value-type="string" calcext:value-type="string">
            <text:p>Kapsul</text:p>
          </table:table-cell>
          <table:table-cell office:value-type="float" office:value="8" calcext:value-type="float">
            <text:p>8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6" calcext:value-type="float">
            <text:p>356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cetirizine drop</text:p>
          </table:table-cell>
          <table:table-cell office:value-type="string" calcext:value-type="string">
            <text:p>Boto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26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7" calcext:value-type="float">
            <text:p>357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clinimix n9g15e 1l (RSUD)</text:p>
          </table:table-cell>
          <table:table-cell office:value-type="string" calcext:value-type="string">
            <text:p>Softbag</text:p>
          </table:table-cell>
          <table:table-cell office:value-type="float" office:value="3" calcext:value-type="float">
            <text:p>3</text:p>
          </table:table-cell>
          <table:table-cell office:value-type="float" office:value="674.997" calcext:value-type="float">
            <text:p>674.9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8" calcext:value-type="float">
            <text:p>358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7.174.6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59" calcext:value-type="float">
            <text:p>359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endrolin 3,75 mg inj (RSUD)</text:p>
          </table:table-cell>
          <table:table-cell office:value-type="string" calcext:value-type="string">
            <text:p>amp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71.05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0" calcext:value-type="float">
            <text:p>360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erithromycin</text:p>
          </table:table-cell>
          <table:table-cell office:value-type="string" calcext:value-type="string">
            <text:p>Boto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.71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1" calcext:value-type="float">
            <text:p>361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erphafillin tab (RSUD)</text:p>
          </table:table-cell>
          <table:table-cell office:value-type="string" calcext:value-type="string">
            <text:p>Tablet</text:p>
          </table:table-cell>
          <table:table-cell office:value-type="float" office:value="293" calcext:value-type="float">
            <text:p>293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2" calcext:value-type="float">
            <text:p>36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ferriz drop (RSUD)</text:p>
          </table:table-cell>
          <table:table-cell office:value-type="string" calcext:value-type="string">
            <text:p>Boto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37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3" calcext:value-type="float">
            <text:p>363</text:p>
          </table:table-cell>
          <table:table-cell office:value-type="float" office:value="12738" calcext:value-type="float">
            <text:p>12738</text:p>
          </table:table-cell>
          <table:table-cell office:value-type="string" calcext:value-type="string">
            <text:p>fluconazole 150 mg</text:p>
          </table:table-cell>
          <table:table-cell office:value-type="string" calcext:value-type="string">
            <text:p>Kapsu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6.315.9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4" calcext:value-type="float">
            <text:p>364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furamin inj (RSUD)</text:p>
          </table:table-cell>
          <table:table-cell office:value-type="string" calcext:value-type="string">
            <text:p>Ampul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6.556.7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5" calcext:value-type="float">
            <text:p>365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herbesser kaps (RSUD)</text:p>
          </table:table-cell>
          <table:table-cell office:value-type="string" calcext:value-type="string">
            <text:p>Kapsul</text:p>
          </table:table-cell>
          <table:table-cell office:value-type="float" office:value="200" calcext:value-type="float">
            <text:p>200</text:p>
          </table:table-cell>
          <table:table-cell office:value-type="float" office:value="861.798" calcext:value-type="float">
            <text:p>861.7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6" calcext:value-type="float">
            <text:p>366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l-cisin tab (RSUD)</text:p>
          </table:table-cell>
          <table:table-cell office:value-type="string" calcext:value-type="string">
            <text:p>Tablet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9.405.2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7" calcext:value-type="float">
            <text:p>367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laktulosa syr</text:p>
          </table:table-cell>
          <table:table-cell office:value-type="string" calcext:value-type="string">
            <text:p>Botol</text:p>
          </table:table-cell>
          <table:table-cell office:value-type="float" office:value="62" calcext:value-type="float">
            <text:p>62</text:p>
          </table:table-cell>
          <table:table-cell office:value-type="float" office:value="933.72" calcext:value-type="float">
            <text:p>933.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8" calcext:value-type="float">
            <text:p>368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misoprostol 200 mg tab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69" calcext:value-type="float">
            <text:p>369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moxifloxacin hcl inf</text:p>
          </table:table-cell>
          <table:table-cell office:value-type="string" calcext:value-type="string">
            <text:p>Boto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6.92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0" calcext:value-type="float">
            <text:p>370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norfion 4 mg/4 ml inj (RSUD)</text:p>
          </table:table-cell>
          <table:table-cell office:value-type="string" calcext:value-type="string">
            <text:p>Ampul</text:p>
          </table:table-cell>
          <table:table-cell office:value-type="float" office:value="10" calcext:value-type="float">
            <text:p>10</text:p>
          </table:table-cell>
          <table:table-cell office:value-type="float" office:value="560.12" calcext:value-type="float">
            <text:p>560.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1" calcext:value-type="float">
            <text:p>371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pamol 125 (RSUD)</text:p>
          </table:table-cell>
          <table:table-cell office:value-type="string" calcext:value-type="string">
            <text:p>Supp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.493.5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2" calcext:value-type="float">
            <text:p>372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pamol 250 (RSUD)</text:p>
          </table:table-cell>
          <table:table-cell office:value-type="string" calcext:value-type="string">
            <text:p>Suppo</text:p>
          </table:table-cell>
          <table:table-cell office:value-type="float" office:value="45" calcext:value-type="float">
            <text:p>45</text:p>
          </table:table-cell>
          <table:table-cell office:value-type="float" office:value="782.955" calcext:value-type="float">
            <text:p>782.9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" calcext:value-type="float">
            <text:p>373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ramipril 2,5 mg tab</text:p>
          </table:table-cell>
          <table:table-cell office:value-type="string" calcext:value-type="string">
            <text:p>Tablet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1.75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4" calcext:value-type="float">
            <text:p>3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mipril 5 mg tab</text:p>
          </table:table-cell>
          <table:table-cell office:value-type="string" calcext:value-type="string">
            <text:p>Tablet</text:p>
          </table:table-cell>
          <table:table-cell office:value-type="float" office:value="5470" calcext:value-type="float">
            <text:p>5470</text:p>
          </table:table-cell>
          <table:table-cell office:value-type="string" calcext:value-type="string">
            <text:p>1.498.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5" calcext:value-type="float">
            <text:p>375</text:p>
          </table:table-cell>
          <table:table-cell office:value-type="float" office:value="8133" calcext:value-type="float">
            <text:p>8133</text:p>
          </table:table-cell>
          <table:table-cell office:value-type="string" calcext:value-type="string">
            <text:p>sabu inj</text:p>
          </table:table-cell>
          <table:table-cell office:value-type="string" calcext:value-type="string">
            <text:p>amp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9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" calcext:value-type="float">
            <text:p>376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4.659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7" calcext:value-type="float">
            <text:p>377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sucralfate 100 ml syr</text:p>
          </table:table-cell>
          <table:table-cell office:value-type="string" calcext:value-type="string">
            <text:p>Botol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.944.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8" calcext:value-type="float">
            <text:p>378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suldefion 1 gr inj (RSUD)</text:p>
          </table:table-cell>
          <table:table-cell office:value-type="string" calcext:value-type="string">
            <text:p>Vi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9" calcext:value-type="float">
            <text:p>379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tarivid otic solution (RSUD)</text:p>
          </table:table-cell>
          <table:table-cell office:value-type="string" calcext:value-type="string">
            <text:p>Boto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4.044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" calcext:value-type="float">
            <text:p>380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theobron kaps (RSUD)</text:p>
          </table:table-cell>
          <table:table-cell office:value-type="string" calcext:value-type="string">
            <text:p>Kapsul</text:p>
          </table:table-cell>
          <table:table-cell office:value-type="float" office:value="45" calcext:value-type="float">
            <text:p>45</text:p>
          </table:table-cell>
          <table:table-cell office:value-type="float" office:value="84.69" calcext:value-type="float">
            <text:p>84.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" calcext:value-type="float">
            <text:p>381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verafamil 80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2" calcext:value-type="float">
            <text:p>382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vip albumin kaps (RSUD)</text:p>
          </table:table-cell>
          <table:table-cell office:value-type="string" calcext:value-type="string">
            <text:p>Botol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16.608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" calcext:value-type="float">
            <text:p>383</text:p>
          </table:table-cell>
          <table:table-cell office:value-type="float" office:value="11092" calcext:value-type="float">
            <text:p>11092</text:p>
          </table:table-cell>
          <table:table-cell office:value-type="string" calcext:value-type="string">
            <text:p>vitamin C 250 mg</text:p>
          </table:table-cell>
          <table:table-cell office:value-type="string" calcext:value-type="string">
            <text:p>Tablet</text:p>
          </table:table-cell>
          <table:table-cell office:value-type="float" office:value="7070" calcext:value-type="float">
            <text:p>7070</text:p>
          </table:table-cell>
          <table:table-cell office:value-type="float" office:value="883.75" calcext:value-type="float">
            <text:p>883.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Jenis Barang:3.140.524.5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Skpd:3.140.524.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47" meta:object-count="0"/>
    <meta:generator>LibreOffice/6.0.3.2$Linux_X86_64 LibreOffice_project/00m0$Build-2</meta:generator>
  </office:meta>
</office:document-meta>
</file>